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ca3e" officeooo:paragraph-rsid="001cad9c"/>
    </style:style>
    <style:style style:name="P2" style:family="paragraph" style:parent-style-name="Standard" style:list-style-name="L12">
      <style:paragraph-properties fo:margin-top="0in" fo:margin-bottom="0.0598in" loext:contextual-spacing="false"/>
      <style:text-properties style:font-name="Liberation Sans" fo:font-size="10pt" officeooo:rsid="001d92ec" officeooo:paragraph-rsid="001d92ec" style:font-size-asian="10pt" style:font-size-complex="10pt"/>
    </style:style>
    <style:style style:name="P3" style:family="paragraph" style:parent-style-name="Standard">
      <style:paragraph-properties fo:margin-top="0in" fo:margin-bottom="0.0598in" loext:contextual-spacing="false"/>
      <style:text-properties style:font-name="Liberation Sans" fo:font-size="10pt" officeooo:rsid="001d92ec" officeooo:paragraph-rsid="001d92ec" style:font-size-asian="10pt" style:font-size-complex="10pt"/>
    </style:style>
    <style:style style:name="P4" style:family="paragraph" style:parent-style-name="Standard">
      <style:paragraph-properties fo:margin-top="0in" fo:margin-bottom="0.0598in" loext:contextual-spacing="false"/>
      <style:text-properties style:font-name="Liberation Sans" fo:font-size="10pt" officeooo:rsid="001f4950" officeooo:paragraph-rsid="001f4950" style:font-size-asian="10pt" style:font-size-complex="10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Liberation Sans" fo:font-size="10pt" officeooo:rsid="001cad9c" officeooo:paragraph-rsid="001cad9c" style:font-size-asian="10pt" style:font-size-complex="10pt"/>
    </style:style>
    <style:style style:name="P6" style:family="paragraph" style:parent-style-name="Text_20_body">
      <style:paragraph-properties fo:margin-top="0in" fo:margin-bottom="0.0598in" loext:contextual-spacing="false"/>
      <style:text-properties style:font-name="Liberation Sans" fo:font-size="10pt" officeooo:rsid="001cad9c" officeooo:paragraph-rsid="001cad9c" style:font-size-asian="10pt" style:font-size-complex="10pt"/>
    </style:style>
    <style:style style:name="P7" style:family="paragraph" style:parent-style-name="Text_20_body" style:list-style-name="L10">
      <style:paragraph-properties fo:margin-top="0in" fo:margin-bottom="0.0598in" loext:contextual-spacing="false"/>
      <style:text-properties style:font-name="Liberation Sans" fo:font-size="10pt" officeooo:rsid="001cad9c" officeooo:paragraph-rsid="001cad9c" style:font-size-asian="10pt" style:font-size-complex="10pt"/>
    </style:style>
    <style:style style:name="P8" style:family="paragraph" style:parent-style-name="Text_20_body">
      <style:paragraph-properties fo:margin-top="0in" fo:margin-bottom="0.0598in" loext:contextual-spacing="false"/>
      <style:text-properties style:font-name="Liberation Sans" fo:font-size="10pt" officeooo:paragraph-rsid="001cad9c" style:font-size-asian="10pt" style:font-size-complex="10pt"/>
    </style:style>
    <style:style style:name="P9" style:family="paragraph" style:parent-style-name="Text_20_body">
      <style:paragraph-properties fo:margin-top="0in" fo:margin-bottom="0.0598in" loext:contextual-spacing="false"/>
      <style:text-properties style:font-name="Liberation Sans" fo:font-size="10pt" officeooo:rsid="001f4950" officeooo:paragraph-rsid="001f4950" style:font-size-asian="10pt" style:font-size-complex="10pt"/>
    </style:style>
    <style:style style:name="P10" style:family="paragraph" style:parent-style-name="Text_20_body">
      <style:paragraph-properties fo:margin-top="0in" fo:margin-bottom="0.0598in" loext:contextual-spacing="false"/>
      <style:text-properties style:font-name="Liberation Sans" fo:font-size="10pt" officeooo:rsid="002052ad" officeooo:paragraph-rsid="002052ad" style:font-size-asian="10pt" style:font-size-complex="10pt"/>
    </style:style>
    <style:style style:name="P11" style:family="paragraph" style:parent-style-name="Text_20_body" style:list-style-name="L14">
      <style:paragraph-properties fo:margin-top="0in" fo:margin-bottom="0.0598in" loext:contextual-spacing="false"/>
      <style:text-properties style:font-name="Liberation Sans" fo:font-size="10pt" officeooo:rsid="002052ad" officeooo:paragraph-rsid="002052ad" style:font-size-asian="10pt" style:font-size-complex="10pt"/>
    </style:style>
    <style:style style:name="P12" style:family="paragraph" style:parent-style-name="Text_20_body" style:list-style-name="L14">
      <style:paragraph-properties fo:margin-top="0in" fo:margin-bottom="0.0598in" loext:contextual-spacing="false"/>
      <style:text-properties style:font-name="Liberation Sans" fo:font-size="10pt" officeooo:rsid="00222beb" officeooo:paragraph-rsid="00222beb" style:font-size-asian="10pt" style:font-size-complex="10pt"/>
    </style:style>
    <style:style style:name="P13" style:family="paragraph" style:parent-style-name="Text_20_body">
      <style:paragraph-properties fo:margin-top="0in" fo:margin-bottom="0.0598in" loext:contextual-spacing="false"/>
      <style:text-properties style:font-name="Liberation Sans" fo:font-size="10pt" officeooo:rsid="00222beb" officeooo:paragraph-rsid="00222beb" style:font-size-asian="10pt" style:font-size-complex="10pt"/>
    </style:style>
    <style:style style:name="P14" style:family="paragraph" style:parent-style-name="Text_20_body" style:list-style-name="L18">
      <style:paragraph-properties fo:margin-top="0in" fo:margin-bottom="0.0598in" loext:contextual-spacing="false"/>
      <style:text-properties style:font-name="Liberation Sans" fo:font-size="10pt" officeooo:rsid="00222beb" officeooo:paragraph-rsid="00222beb" style:font-size-asian="10pt" style:font-size-complex="10pt"/>
    </style:style>
    <style:style style:name="P15" style:family="paragraph" style:parent-style-name="Text_20_body" style:list-style-name="L18">
      <style:paragraph-properties fo:margin-top="0in" fo:margin-bottom="0.0598in" loext:contextual-spacing="false"/>
      <style:text-properties style:font-name="Liberation Sans" fo:font-size="10pt" officeooo:paragraph-rsid="00222beb" style:font-size-asian="10pt" style:font-size-complex="10pt"/>
    </style:style>
    <style:style style:name="P16" style:family="paragraph" style:parent-style-name="Text_20_body">
      <style:paragraph-properties fo:margin-top="0in" fo:margin-bottom="0.0598in" loext:contextual-spacing="false"/>
      <style:text-properties style:font-name="Liberation Sans" fo:font-size="10pt" officeooo:rsid="001d92ec" officeooo:paragraph-rsid="001d92ec" style:font-size-asian="8.75pt" style:font-size-complex="10pt"/>
    </style:style>
    <style:style style:name="P17" style:family="paragraph" style:parent-style-name="Text_20_body">
      <style:paragraph-properties fo:margin-top="0in" fo:margin-bottom="0.0598in" loext:contextual-spacing="false"/>
      <style:text-properties style:font-name="Liberation Sans" fo:font-size="10pt" style:text-underline-style="none" officeooo:rsid="001f4950" officeooo:paragraph-rsid="001f4950" style:font-size-asian="10pt" style:font-size-complex="10pt"/>
    </style:style>
    <style:style style:name="P18" style:family="paragraph" style:parent-style-name="Text_20_body" style:list-style-name="L13">
      <style:paragraph-properties fo:margin-top="0in" fo:margin-bottom="0.0598in" loext:contextual-spacing="false"/>
      <style:text-properties style:font-name="Liberation Sans" fo:font-size="10pt" style:text-underline-style="none" officeooo:rsid="001f4950" officeooo:paragraph-rsid="001f4950" style:font-size-asian="10pt" style:font-size-complex="10pt"/>
    </style:style>
    <style:style style:name="P19" style:family="paragraph" style:parent-style-name="Text_20_body" style:list-style-name="L13">
      <style:paragraph-properties fo:margin-top="0in" fo:margin-bottom="0.0598in" loext:contextual-spacing="false"/>
      <style:text-properties style:font-name="Liberation Sans" fo:font-size="10pt" style:text-underline-style="none" officeooo:rsid="001fe009" officeooo:paragraph-rsid="001fe009" style:font-size-asian="10pt" style:font-size-complex="10pt"/>
    </style:style>
    <style:style style:name="P20" style:family="paragraph" style:parent-style-name="Text_20_body">
      <style:paragraph-properties fo:margin-top="0in" fo:margin-bottom="0.0598in" loext:contextual-spacing="false"/>
      <style:text-properties style:font-name="Liberation Sans" fo:font-size="10pt" style:text-underline-style="none" officeooo:rsid="001fe009" officeooo:paragraph-rsid="001fe009" style:font-size-asian="10pt" style:font-size-complex="10pt"/>
    </style:style>
    <style:style style:name="P21" style:family="paragraph" style:parent-style-name="Text_20_body" style:list-style-name="L13">
      <style:paragraph-properties fo:margin-top="0in" fo:margin-bottom="0.0598in" loext:contextual-spacing="false"/>
      <style:text-properties style:font-name="Liberation Sans" fo:font-size="10pt" style:text-underline-style="none" officeooo:rsid="002052ad" officeooo:paragraph-rsid="002052ad" style:font-size-asian="10pt" style:font-size-complex="10pt"/>
    </style:style>
    <style:style style:name="P22" style:family="paragraph" style:parent-style-name="Text_20_body">
      <style:paragraph-properties fo:margin-top="0in" fo:margin-bottom="0.0598in" loext:contextual-spacing="false"/>
      <style:text-properties style:font-name="Liberation Sans" fo:font-size="10pt" style:text-underline-style="none" officeooo:rsid="002052ad" officeooo:paragraph-rsid="002052ad" style:font-size-asian="10pt" style:font-size-complex="10pt"/>
    </style:style>
    <style:style style:name="P23" style:family="paragraph" style:parent-style-name="Text_20_body" style:list-style-name="L7">
      <style:paragraph-properties fo:margin-top="0in" fo:margin-bottom="0.0598in" loext:contextual-spacing="false"/>
      <style:text-properties officeooo:paragraph-rsid="001cad9c"/>
    </style:style>
    <style:style style:name="P24" style:family="paragraph" style:parent-style-name="Text_20_body" style:list-style-name="L6">
      <style:paragraph-properties fo:margin-top="0in" fo:margin-bottom="0.0598in" loext:contextual-spacing="false"/>
      <style:text-properties officeooo:paragraph-rsid="001cad9c"/>
    </style:style>
    <style:style style:name="P25" style:family="paragraph" style:parent-style-name="Heading_20_5">
      <style:paragraph-properties fo:margin-top="0in" fo:margin-bottom="0.0598in" loext:contextual-spacing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cad9c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cad9c" style:font-size-asian="15pt" style:font-weight-asian="bold" style:font-size-complex="15pt" style:font-weight-complex="bold"/>
    </style:style>
    <style:style style:name="T5" style:family="text">
      <style:text-properties officeooo:rsid="001cad9c"/>
    </style:style>
    <style:style style:name="T6" style:family="text">
      <style:text-properties style:font-name="Liberation Sans" fo:font-size="10pt" officeooo:rsid="001cad9c" style:font-size-asian="10pt" style:font-size-complex="10pt"/>
    </style:style>
    <style:style style:name="T7" style:family="text">
      <style:text-properties officeooo:rsid="00222be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09in" fo:text-indent="-0.25in" fo:margin-left="0.64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909in" fo:text-indent="-0.25in" fo:margin-left="0.89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409in" fo:text-indent="-0.25in" fo:margin-left="1.14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909in" fo:text-indent="-0.25in" fo:margin-left="1.39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409in" fo:text-indent="-0.25in" fo:margin-left="1.64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909in" fo:text-indent="-0.25in" fo:margin-left="1.89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409in" fo:text-indent="-0.25in" fo:margin-left="2.14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909in" fo:text-indent="-0.25in" fo:margin-left="2.39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409in" fo:text-indent="-0.25in" fo:margin-left="2.64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909in" fo:text-indent="-0.25in" fo:margin-left="2.8909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+++ </text:span><text:span text:style-name="T2">Hauptseminar</text:span><text:span text:style-name="T1"> „</text:span><text:span text:style-name="T4">Demokratietheorien</text:span><text:span text:style-name="T1">“ +++ </text:span><text:span text:style-name="T2">Sommersemester</text:span><text:span text:style-name="T1"> </text:span><text:span text:style-name="T3">17</text:span><text:span text:style-name="T1"> +++ Dozent: </text:span><text:span text:style-name="T2">Hans-Jörg </text:span><text:span text:style-name="T4">Sigwart</text:span><text:span text:style-name="T1"> +++ Autor: Emil </text:span><text:span text:style-name="T3">Lefherz</text:span><text:span text:style-name="T1"> +++ Datum: </text:span><text:span text:style-name="T3">0</text:span><text:span text:style-name="T4">5</text:span><text:span text:style-name="T3">.0</text:span><text:span text:style-name="T4">7</text:span><text:span text:style-name="T3">.2017</text:span><text:line-break/></text:p>
      <text:h text:style-name="Heading_20_2" text:outline-level="2"><text:span text:style-name="T5">Chantal Mouffe: </text:span>Das demokratische Paradox</text:h>
      <text:h text:style-name="Heading_20_5" text:outline-level="5">Mouffes metatheoretische Grundannahmen </text:h>
      <text:p text:style-name="P5">Postmarxistismus, Poststrukturalismus, Anti-Essentialismus</text:p>
      <text:h text:style-name="Heading_20_5" text:outline-level="5">Mouffes Bild von Demokratie</text:h>
      <text:p text:style-name="P6">Direkte Demokratie ist in großen und komplexen Gesellschaften nicht möglich</text:p>
      <text:p text:style-name="P8"><text:span text:style-name="T5">Claude Lefort: “Modern Democracy is a society in which power, law and knowledge experience a radical indeterminacy"</text:span></text:p>
      <text:list xml:id="list1649478028694436505" text:style-name="L7">
        <text:list-item>
          <text:p text:style-name="P23"><text:span text:style-name="T6">mit Zerschlagung des Absolutismus entscheidet nicht mehr eine Autorität über Objektivität, sondern viele Subjektivitäten</text:span></text:p>
        </text:list-item>
      </text:list>
      <text:list xml:id="list5808515332509429377" text:style-name="L6">
        <text:list-item>
          <text:p text:style-name="P24"><text:span text:style-name="T6">Mouffe: “democracy is an empty place, but one of power”</text:span></text:p>
        </text:list-item>
      </text:list>
      <text:p text:style-name="P6">Mouffe hat zwei Begriffe von Demokratie:</text:p>
      <text:list xml:id="list8394439098931635174" text:style-name="L10">
        <text:list-item>
          <text:p text:style-name="P7">Demokratie als Herrschaftsform, d.h. Volkssouveränität</text:p>
        </text:list-item>
        <text:list-item>
          <text:p text:style-name="P7">Demokratie als symbolischer Rahmen durch den Herrschaft ausgeübt wird</text:p>
        </text:list-item>
      </text:list>
      <text:h text:style-name="P25" text:outline-level="5">Unterschied zwischen demokratisch und liberal</text:h>
      <text:p text:style-name="P16">liberal:</text:p>
      <text:list xml:id="list4462097465722511045" text:style-name="L12">
        <text:list-item>
          <text:p text:style-name="P2">Trennung zwischen Staat und Kirche</text:p>
        </text:list-item>
        <text:list-item>
          <text:p text:style-name="P2">Rechtsstaat</text:p>
        </text:list-item>
        <text:list-item>
          <text:p text:style-name="P2">Bürgerrechte</text:p>
        </text:list-item>
        <text:list-item>
          <text:p text:style-name="P2">Trennung zwischen Privatem und Öffentlichem</text:p>
        </text:list-item>
      </text:list>
      <text:p text:style-name="P3">demokratisch:</text:p>
      <text:list xml:id="list183222927779656" text:continue-numbering="true" text:style-name="L12">
        <text:list-item>
          <text:p text:style-name="P2">„Die Macht sollte vom Volk ausgehen“, Volkssouveränität</text:p>
        </text:list-item>
        <text:list-item>
          <text:p text:style-name="P2">Wille des Volkes sollte ohne Hindernisse ausgeführt werden</text:p>
        </text:list-item>
        <text:list-item>
          <text:p text:style-name="P2">Logik der Trennung zwischen innen und außen, „us and them“</text:p>
        </text:list-item>
        <text:list-item>
          <text:p text:style-name="P2">Kollektividentität, resultierend aus einem Artikulationsprozess in der Gruppe, ist mehr als die Summe ihrer Einzelteile</text:p>
        </text:list-item>
      </text:list>
      <text:h text:style-name="P25" text:outline-level="5"><text:span text:style-name="T5">D</text:span>as demokratische Paradox</text:h>
      <text:p text:style-name="P3">Demokratische und liberale Denkmuster haben unterschiedliche Dynamiken und gehören nicht notwendigerweise zusammen. Die beiden Logiken haben sich erst nach langen Kämpfen miteinander versöhnt, und diese Spannung bleibt erhalten</text:p>
      <text:p text:style-name="P4">Liberale wollen den Einzelnen gegen die Gruppe verteidigen, Demokraten wollen, dass die Gruppe ihren Willen durchsetzt</text:p>
      <text:p text:style-name="P9">In dieser Spannung ist kein Platz für "Freiheit des Einzelnen &amp; Freiheit der Gruppe bedingen sich gegenseitig"</text:p>
      <text:p text:style-name="P9">Das demokratische Paradox muss anerkannt werden, um unter seinen Bedingungen Politik zu machen</text:p>
      <text:h text:style-name="P25" text:outline-level="5">Deliberative Demokratie und Konsens </text:h>
      <text:p text:style-name="P17">Ziele der deliberativen Demokratie:</text:p>
      <text:list xml:id="list2158771831557042381" text:style-name="L13">
        <text:list-item>
          <text:p text:style-name="P18">Ko-Originalität von Bürgerrechten und Volkssouveränität sichtbar machen ("Freiheit des Einzelnen &amp; Freiheit der Gruppe bedingen sich gegenseitig")</text:p>
        </text:list-item>
        <text:list-item>
          <text:p text:style-name="P18">Autorität und Legitimität auf öffentliche Vernunft gründen</text:p>
        </text:list-item>
        <text:list-item>
          <text:p text:style-name="P18"><text:soft-page-break/>Nicht instrumentelle Rationalität mit normativer Dimension</text:p>
          <text:list>
            <text:list-item>
              <text:p text:style-name="P18">Rawls: Vernünftige Standarts, denen Menschen im Urzustand zustimmen würden</text:p>
            </text:list-item>
            <text:list-item>
              <text:p text:style-name="P18">Habermas: Kommunikative Rationalität, Konsens, der im idealen Diskurs erreicht wird</text:p>
            </text:list-item>
          </text:list>
        </text:list-item>
        <text:list-item>
          <text:p text:style-name="P18">Legitimität des demokratischen Prozesses beruht darauf, wie gerecht und rational der Prozess ist</text:p>
        </text:list-item>
        <text:list-item>
          <text:p text:style-name="P18">Je unparteiischer, gleichberechtigter und offen der Prozess ist, desto eher werden darin generalisierbare Interessen artikuliert, die von den betroffenen akzeptiert werden</text:p>
        </text:list-item>
      </text:list>
      <text:p text:style-name="P17">Normative Rationalität</text:p>
      <text:list xml:id="list183222214889257" text:continue-numbering="true" text:style-name="L13">
        <text:list-item>
          <text:p text:style-name="P18">Demokratischer Prozess macht es möglich, einen rationalen und legitimen Konsens zu finden</text:p>
        </text:list-item>
        <text:list-item>
          <text:p text:style-name="P18">Reformuliert Demokratie so, dass sich keine Gefahr für liberale Werte ergeben</text:p>
        </text:list-item>
        <text:list-item>
          <text:p text:style-name="P19">Volkssouveränität heißt Intersubjektivität, „kommunikativ generierte Macht“</text:p>
        </text:list-item>
        <text:list-item>
          <text:p text:style-name="P19">kritisieren Egoismus und instrumentelle Vernunft, und bestehen auf kommunikativer und öffentlicher Vernunft</text:p>
        </text:list-item>
      </text:list>
      <text:p text:style-name="P20">„Flight from Pluralism“</text:p>
      <text:list xml:id="list183223835961943" text:continue-numbering="true" text:style-name="L13">
        <text:list-item>
          <text:p text:style-name="P19">Habermas‘ Schwäche: Seine Lösung braucht eine substantielle Dimension, da die Ergebnisse des demokratischen Prozesses nicht vom Prozess abgelöst werden können</text:p>
        </text:list-item>
        <text:list-item>
          <text:p text:style-name="P19">Rawls‘ Schwäche: Zu starke Trennung zwischen public &amp; private, manches privates muss politisch verhandelt werden</text:p>
        </text:list-item>
        <text:list-item>
          <text:p text:style-name="P19">Politik ist kein neutrales Terrain ohne Pluralismus, wo rationale &amp; universale Lösungen formuliert werden könnten</text:p>
        </text:list-item>
      </text:list>
      <text:p text:style-name="P22">Problem der Loyalität</text:p>
      <text:list xml:id="list183223537151804" text:continue-numbering="true" text:style-name="L13">
        <text:list-item>
          <text:p text:style-name="P21">Habermas vertraut darauf, dass Leute dem Ergebnis seines Prozesses vertrauen und gehorchen</text:p>
        </text:list-item>
        <text:list-item>
          <text:p text:style-name="P21">Loyalität ist nicht rationale Rechtfertigung, sondern Verfügbarkeit von Formen der Subjektivität</text:p>
        </text:list-item>
        <text:list-item>
          <text:p text:style-name="P21">Liegt an der Definition des Bürgers als rationalem Subjekt, ohne kulturelle Vorbedingungen und gegebene Machtverhältnisse einzubeziehen</text:p>
        </text:list-item>
      </text:list>
      <text:h text:style-name="Heading_20_5" text:outline-level="5">Agonistische Demokratie </text:h>
      <text:p text:style-name="P10">Soziale Objektivität</text:p>
      <text:list xml:id="list2386055508368231500" text:style-name="L14">
        <text:list-item>
          <text:p text:style-name="P11">Hegemony &amp; Socialist Strategy: Jede Soziale Objektivität ist politisch und zeigt die Spuren des Ausschlusses, der sie konstituiert</text:p>
        </text:list-item>
        <text:list-item>
          <text:p text:style-name="P11">Politische Praxis repräsentiert nicht bestehende Identitäten, sondern konstituiert sie ständig neu, prekär &amp; verwundbar</text:p>
        </text:list-item>
      </text:list>
      <text:p text:style-name="P13">Alternatives Modell</text:p>
      <text:list xml:id="list183222021204732" text:continue-numbering="true" text:style-name="L14">
        <text:list-item>
          <text:p text:style-name="P12">Das Politische: Antagonismus, der in menschlichen Beziehungen inhärent ist</text:p>
        </text:list-item>
        <text:list-item>
          <text:p text:style-name="P12">Politik: Praktiken, Diskurse und Institutionen, um menschliche Koexistenz zu organisieren</text:p>
        </text:list-item>
        <text:list-item>
          <text:p text:style-name="P12">Konsens ohne Ausschluss löscht das Politische; Politik domestiziert es</text:p>
        </text:list-item>
        <text:list-item>
          <text:p text:style-name="P12">Zentrale Frage demokratischer Politik: Ausschluss muss kompatibel mit Pluralismus sein</text:p>
        </text:list-item>
        <text:list-item>
          <text:p text:style-name="P12">Ziel demokratischer Politik: Antagonismus zu Agonismus machen. Auch Agonismus kann nicht mit rationalen Argumenten aufgelöst werden, Identitäten wandeln sich anders</text:p>
        </text:list-item>
      </text:list>
      <text:p text:style-name="P13">Konflikt &amp; Demokratie</text:p>
      <text:list xml:id="list7020361208742299542" text:style-name="L18">
        <text:list-item>
          <text:p text:style-name="P14">Konflikt schadet Demokratie nicht, sondern ermöglicht sie. Demokratien unterdrücken Konflikt nicht mit autoritärer Macht, sie erkennen ihn an und legitimieren ihn</text:p>
        </text:list-item>
        <text:list-item>
          <text:p text:style-name="P15"><text:span text:style-name="T7">Konsens über „Wir“ muss streitbar sein, denn Konsens ist immer Hegemoni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7:30:23.175879566</meta:creation-date>
    <dc:date>2017-07-04T18:32:21.628853660</dc:date>
    <meta:editing-duration>PT8M50S</meta:editing-duration>
    <meta:editing-cycles>1</meta:editing-cycles>
    <meta:document-statistic meta:table-count="0" meta:image-count="0" meta:object-count="0" meta:page-count="2" meta:paragraph-count="63" meta:word-count="637" meta:character-count="4822" meta:non-whitespace-character-count="4282"/>
    <meta:generator>LibreOffice/5.1.6.2$Linux_X86_64 LibreOffice_project/10m0$Build-2</meta:generator>
  </office:meta>
</office:document-meta>
</file>